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Text_20_body">
      <style:paragraph-properties fo:text-align="center" style:justify-single-word="false"/>
    </style:style>
    <style:style style:name="P10" style:family="paragraph" style:parent-style-name="Text_20_body">
      <style:text-properties style:font-name="Courier"/>
    </style:style>
    <style:style style:name="P11" style:family="paragraph" style:parent-style-name="Text_20_body">
      <style:text-properties style:font-name="Courier" fo:font-size="10pt" style:font-size-asian="10pt" style:font-size-complex="10pt"/>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oncepts</text:h>
      <text:p text:style-name="P9"/>
      <text:h text:style-name="Heading_20_2" text:outline-level="2">Overview</text:h>
      <text:p text:style-name="Text_20_body">This document describes various concepts related to the framework.</text:p>
      <text:h text:style-name="Heading_20_2" text:outline-level="2">Configuration</text:h>
      <text:p text:style-name="Text_20_body">Configuration is performed in the index.php file, using a function whose signature is <text:span text:style-name="T1">onConfig(Config &amp;$config)</text:span>. Configuration is performed at the start of each request, and allows your application to specify cornerstone functionality of the framework. A typical setup looks like:</text:p>
      <text:p text:style-name="P11">function onConfig(Config &amp;$config)</text:p>
      <text:p text:style-name="P11">{</text:p>
      <text:p text:style-name="P11"><text:s text:c="4"/>$config-&gt;setDebugMode(true);</text:p>
      <text:p text:style-name="P11"><text:s text:c="4"/>$config-&gt;setDatabaseInfo('mysql://user:pass@localhost/db');</text:p>
      <text:p text:style-name="P11"><text:s text:c="4"/>$config-&gt;setDatabaseTestInfo('mysql://user:pass@localhost/db_test');</text:p>
      <text:p text:style-name="P11"><text:s text:c="4"/>$config-&gt;addMailerOptions(array(</text:p>
      <text:p text:style-name="P11"><text:s text:c="8"/>'From' =&gt; 'jones@example.com',</text:p>
      <text:p text:style-name="P11"><text:s text:c="8"/>'FromName' =&gt; 'Jonesy',</text:p>
      <text:p text:style-name="P11"><text:s text:c="8"/>'Host' =&gt; 'localhost'</text:p>
      <text:p text:style-name="P11"><text:s text:c="4"/>));</text:p>
      <text:p text:style-name="P11"/>
      <text:p text:style-name="P11"><text:s text:c="4"/>$config-&gt;setDefaultComponent('SimplePages');</text:p>
      <text:p text:style-name="P11"><text:s text:c="4"/>$config-&gt;setDefaultAction('home');</text:p>
      <text:p text:style-name="P11"/>
      <text:p text:style-name="P11"><text:s text:c="4"/>$config-&gt;setDefaultTheme('FrontTheme');</text:p>
      <text:p text:style-name="P11"/>
      <text:p text:style-name="P11"><text:s text:c="4"/>$policy = PolicyManager::getInstance();</text:p>
      <text:p text:style-name="P11"><text:s text:c="4"/>$policy-&gt;set('theme', new ThemePolicy());</text:p>
      <text:p text:style-name="P11"><text:s text:c="4"/>$policy-&gt;set('security', new SecurityPolicy());</text:p>
      <text:p text:style-name="P11"/>
      <text:p text:style-name="P11"><text:s text:c="4"/>$config-&gt;addUrlMapping('login', array('Login', 'login'));</text:p>
      <text:p text:style-name="P11">}</text:p>
      <text:h text:style-name="Heading_20_2" text:outline-level="2">Actions</text:h>
      <text:p text:style-name="Text_20_body">An action is the basis of the framework. Actions are defined to be a particular unit in your web application. Logging in, for instance, is usually implemented as an action. An action might describe a single step process such as viewing a catalog, or a multiple step process such as registration.</text:p>
      <text:p text:style-name="Text_20_body">An action is comprised of various properties describing the action, occurring in a stage. The stage represents what part of the process the action is at. Three base stages are defined (see the Stage class): VIEW, VALIDATE, and PERFORM. The VIEW stage occurs when an action is requested. VALIDATE <text:s/>is happening to validate form input, and PERFORM happens after a successful validation, to process the results. The cycle of events is:</text:p>
      <text:p text:style-name="P10"><text:s text:c="11"/>+====================+</text:p>
      <text:p text:style-name="P10"><text:s text:c="11"/>| <text:s text:c="7"/>VIEW <text:s text:c="7"/>&lt;-------------^------------&lt;</text:p>
      <text:p text:style-name="P10"><text:s text:c="11"/>+====================+ <text:s text:c="12"/>| <text:s text:c="11"/>|</text:p>
      <text:p text:style-name="P10"><text:s text:c="43"/>NO | <text:s text:c="11"/>|</text:p>
      <text:p text:style-name="P10"><text:s text:c="11"/>+====================+ <text:s text:c="4"/>+==============+ <text:s text:c="4"/>|</text:p>
      <text:p text:style-name="P10"><text:s text:c="11"/>| <text:s text:c="5"/>VALIDATE <text:s text:c="5"/>|-----&gt; Return True? | <text:s text:c="4"/>|</text:p>
      <text:p text:style-name="P10"><text:s text:c="11"/>+====================+ <text:s text:c="4"/>+==============+ <text:s text:c="4"/>|</text:p>
      <text:p text:style-name="P10"><text:s text:c="46"/>| <text:s text:c="11"/>|</text:p>
      <text:p text:style-name="P10"><text:s text:c="11"/>+====================+ <text:s text:c="12"/>| <text:s text:c="11"/>|</text:p>
      <text:p text:style-name="P10"><text:s text:c="11"/>| <text:s text:c="6"/>PERFORM <text:s text:c="5"/>&lt;-------------v YES <text:s text:c="7"/>|</text:p>
      <text:p text:style-name="P10"><text:s text:c="11"/>+=========|==========+ <text:s text:c="25"/>|</text:p>
      <text:p text:style-name="P10"><text:s text:c="21"/>| <text:s text:c="36"/>|</text:p>
      <text:p text:style-name="P10"><text:s text:c="11"/>+=========v==========+ <text:s text:c="25"/>|</text:p>
      <text:p text:style-name="P10"><text:s text:c="11"/>| <text:s text:c="3"/>Return False? <text:s text:c="2"/>|--------------------------^ YES</text:p>
      <text:p text:style-name="P10"><text:s text:c="11"/>+====================+</text:p>
      <text:p text:style-name="Standard">An ActionDescription has the following properties:</text:p>
      <text:p text:style-name="Standard"/>
      <text:list text:style-name="L1">
        <text:list-item>
          <text:p text:style-name="P1">id – This is an id unique to the component</text:p>
        </text:list-item>
        <text:list-item>
          <text:p text:style-name="P1">handler – This property defines what to do what this action is invoked</text:p>
        </text:list-item>
        <text:list-item>
          <text:p text:style-name="P1">requiresUser – If set to true, a user will be required to log in before accessing this action</text:p>
        </text:list-item>
        <text:list-item>
          <text:p text:style-name="P1">requiresSSL – If set to true, the url must be secured via SSL</text:p>
        </text:list-item>
        <text:list-item>
          <text:p text:style-name="P1">requireGroups – If set to a string, the user must be logged in, and belong to the group. An array of group names may be specified for multiple group membership.</text:p>
        </text:list-item>
        <text:list-item>
          <text:p text:style-name="P1">isAccessible – If set to a boolean value, the truth of the variable will determine, above all other properties, whether or not the user may access the action. This is especially useful is systems where the group permissions are under application control.</text:p>
        </text:list-item>
        <text:list-item>
          <text:p text:style-name="P1">cacheable – If set to true, the framework will attempt to cache this action's VIEW stage</text:p>
        </text:list-item>
        <text:list-item>
          <text:p text:style-name="P1">useCacheHandler – If set to true, the framework will attempt to cache this action's VIEW stage. If set to a callback, then that callback will be invoked to cache the action.</text:p>
        </text:list-item>
      </text:list>
      <text:h text:style-name="Heading_20_2" text:outline-level="2">Components</text:h>
      <text:p text:style-name="Text_20_body">Components are a collection of actions. A component may facilitate functionality related to itself, but it would be poor practice to implement business or data logic within it. Often, session and application level data will be handled by a component, and the actions within the component drive the application.</text:p>
      <text:p text:style-name="Text_20_body">The component maintains an output buffer and expects it's data to be written via it's <text:span text:style-name="T1">write()</text:span> method. This is usually accomplished via a Template using the <text:span text:style-name="T1">viewTemplate() </text:span><text:span text:style-name="T2">method.</text:span></text:p>
      <text:p text:style-name="Text_20_body"><text:span text:style-name="T2">Component actions are registered with the framework using the abstract method </text:span><text:span text:style-name="T1">onRegisterActions()</text:span><text:span text:style-name="T2">.</text:span></text:p>
      <text:h text:style-name="Heading_20_2" text:outline-level="2">Templates</text:h>
      <text:h text:style-name="Heading_20_2" text:outline-level="2">Logs</text:h>
      <text:h text:style-name="Heading_20_2" text:outline-level="2">Policies</text:h>
      <text:h text:style-name="Heading_20_2" text:outline-level="2">Tests</text:h>
      <text:h text:style-name="Heading_20_2" text:outline-level="2">App Typ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2-09T18:16:12</meta:creation-date>
    <dc:date>2008-12-09T19:55:22</dc:date>
    <dc:language>en-US</dc:language>
    <meta:editing-cycles>25</meta:editing-cycles>
    <meta:editing-duration>PT1H39M11S</meta:editing-duration>
    <meta:user-defined meta:name="Info 1"/>
    <meta:user-defined meta:name="Info 2"/>
    <meta:user-defined meta:name="Info 3"/>
    <meta:user-defined meta:name="Info 4"/>
    <meta:document-statistic meta:table-count="0" meta:image-count="0" meta:object-count="0" meta:page-count="3" meta:paragraph-count="59" meta:word-count="515" meta:character-count="4253"/>
  </office:meta>
</office:document-meta>
</file>